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officeooo:rsid="001a667f" officeooo:paragraph-rsid="001a667f"/>
    </style:style>
    <style:style style:name="P2" style:family="paragraph" style:parent-style-name="Standard" style:list-style-name="L1">
      <style:paragraph-properties fo:margin-top="0.101cm" fo:margin-bottom="0.101cm" loext:contextual-spacing="false"/>
      <style:text-properties officeooo:rsid="001a667f" officeooo:paragraph-rsid="001a667f"/>
    </style:style>
    <style:style style:name="P3" style:family="paragraph" style:parent-style-name="Standard" style:list-style-name="L1">
      <style:paragraph-properties fo:margin-top="0.101cm" fo:margin-bottom="0.101cm" loext:contextual-spacing="false"/>
      <style:text-properties officeooo:rsid="001cdc7d" officeooo:paragraph-rsid="001cdc7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er</text:p>
      <text:list xml:id="list3627422622" text:style-name="L1">
        <text:list-item>
          <text:p text:style-name="P2">Curso JavaScript:</text:p>
          <text:list>
            <text:list-item>
              <text:p text:style-name="P2">JS assíncrono:</text:p>
              <text:list>
                <text:list-item>
                  <text:p text:style-name="P2">02 – Promises: </text:p>
                  <text:list>
                    <text:list-item>
                      <text:p text:style-name="P2">Uma promise é basicamente uma “promessa” <text:s/>de resposta retornada por uma dada função. Essa promessa pode conter dois tipos de resultados: um é a resposta de quando deu certo (<text:span text:style-name="T1">resolve</text:span><text:span text:style-name="T2">), já a outra é o inverso (</text:span><text:span text:style-name="T1">reject</text:span><text:span text:style-name="T2">)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span text:style-name="T2">Curso JavaScript ES6:</text:span></text:p>
          <text:list>
            <text:list-item>
              <text:p text:style-name="P2"><text:span text:style-name="T2">Conceitos: </text:span></text:p>
              <text:list>
                <text:list-item>
                  <text:p text:style-name="P2"><text:span text:style-name="T2">01 – Introdução:</text:span></text:p>
                  <text:list>
                    <text:list-item>
                      <text:p text:style-name="P2"><text:span text:style-name="T2">Babel: ferramenta usada para converter códigos de versões novas do ES6+ para versões de códigos compatíveis com todos os navegadores.</text:span></text:p>
                    </text:list-item>
                    <text:list-item>
                      <text:p text:style-name="P3"><text:span text:style-name="T2">Webpack: é basicamente um servidor de desenvolvimento que é utilizado para transformar automaticamente, como exemplo ao apertar o botão de salvar, por meio da ativação do Babel, códigos escritos em versões mais novas do ES para versões compatíveis com os navegadores.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01:14:51.619426797</meta:creation-date>
    <dc:date>2020-04-03T01:29:14.033053914</dc:date>
    <meta:editing-duration>PT4M1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20" meta:character-count="726" meta:non-whitespace-character-count="620"/>
  </office:meta>
</office:document-meta>
</file>